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12.213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6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rug Marketing Status Code</text:p>
          </table:table-cell>
          <table:table-cell office:value-type="string" table:style-name="ce2">
            <text:p>Drug Marketing Status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Over-the-Counte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Prescrip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Discontinu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Tentatively approved</text:p>
          </table:table-cell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8T14:35:56Z</meta:creation-date>
    <dc:date>2020-04-29T12:09:12Z</dc:date>
    <meta:user-defined meta:name="WorkbookGuid">5ef3af84-f49c-49f3-b82d-43ef8bfd5cf3</meta:user-defined>
    <meta:user-defined meta:name="ConnectionInfosStorage">WorkbookXmlParts</meta:user-defined>
  </office:meta>
</office:document-meta>
</file>